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2cm"/>
    </style:style>
    <style:style style:name="gr3" style:family="graphic" style:parent-style-name="Web_20_API">
      <style:graphic-properties draw:textarea-horizontal-align="justify" draw:textarea-vertical-align="middle" draw:auto-grow-height="false" fo:min-height="1.585cm" fo:min-width="6.985cm"/>
    </style:style>
    <style:style style:name="gr4" style:family="graphic" style:parent-style-name="objectwithoutfill">
      <style:graphic-properties svg:stroke-width="0.053cm" draw:marker-start="Symmetric_20_Arrow" draw:marker-start-width="0.3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5.885cm" fo:min-width="7.548cm" fo:padding-top="0.151cm" fo:padding-bottom="0.151cm" fo:padding-left="0.276cm" fo:padding-right="0.276cm" draw:shadow-opacity="0%"/>
    </style:style>
    <style:style style:name="gr6" style:family="graphic" style:parent-style-name="Web_20_API_20__28_small_29_">
      <style:graphic-properties draw:textarea-horizontal-align="justify" draw:textarea-vertical-align="middle" draw:auto-grow-height="false" fo:min-height="0.122cm" fo:min-width="1.588cm"/>
    </style:style>
    <style:style style:name="gr7" style:family="graphic" style:parent-style-name="AuthZ">
      <style:graphic-properties draw:textarea-horizontal-align="justify" draw:textarea-vertical-align="middle" draw:auto-grow-height="false" fo:min-height="1.27cm" fo:min-width="7.747cm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.322cm" fo:min-width="0.072cm"/>
    </style:style>
    <style:style style:name="gr9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7.548cm" fo:padding-top="0.151cm" fo:padding-bottom="0.151cm" fo:padding-left="0.276cm" fo:padding-right="0.276cm" draw:shadow-opacity="0%"/>
    </style:style>
    <style:style style:name="gr10" style:family="graphic" style:parent-style-name="standard">
      <style:graphic-properties draw:stroke="dash" draw:stroke-dash="Dashed_20__28_var_29_" svg:stroke-width="0.051cm" svg:stroke-color="#000000" draw:marker-start-width="0.356cm" draw:marker-end-width="0.356cm" draw:fill="solid" draw:fill-color="#729fcf" draw:opacity="0%" draw:textarea-horizontal-align="justify" draw:textarea-vertical-align="middle" draw:auto-grow-height="false" fo:min-height="1.976cm" fo:min-width="6.56cm" fo:padding-top="0.151cm" fo:padding-bottom="0.151cm" fo:padding-left="0.276cm" fo:padding-right="0.276cm" draw:shadow-opacity="0%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11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72cm"/>
    </style:style>
    <style:style style:name="gr14" style:family="graphic" style:parent-style-name="AuthZ">
      <style:graphic-properties draw:textarea-horizontal-align="justify" draw:textarea-vertical-align="middle" draw:auto-grow-height="false" fo:min-height="1.27cm" fo:min-width="7.6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437cm"/>
    </style:style>
    <style:style style:name="gr16" style:family="graphic" style:parent-style-name="AuthN">
      <style:graphic-properties draw:textarea-horizontal-align="justify" draw:textarea-vertical-align="middle" draw:auto-grow-height="false" fo:min-height="1.27cm" fo:min-width="7.391cm"/>
    </style:style>
    <style:style style:name="gr17" style:family="graphic" style:parent-style-name="standard">
      <style:graphic-properties draw:stroke="dash" draw:stroke-dash="Fine_20_Dashed" svg:stroke-color="#000000" draw:marker-start="Rounded_20_short_20_Arrow" draw:marker-start-width="0.3cm" draw:marker-end="" draw:marker-end-width="0.3cm" draw:textarea-vertical-align="middle"/>
    </style:style>
    <style:style style:name="gr18" style:family="graphic" style:parent-style-name="AuthZ">
      <style:graphic-properties draw:textarea-horizontal-align="justify" draw:textarea-vertical-align="middle" draw:auto-grow-height="false" fo:min-height="1.27cm" fo:min-width="7.544cm"/>
    </style:style>
    <style:style style:name="gr19" style:family="graphic" style:parent-style-name="AuthN">
      <style:graphic-properties draw:textarea-horizontal-align="justify" draw:textarea-vertical-align="middle" draw:auto-grow-height="false" fo:min-height="1.146cm" fo:min-width="5.083cm"/>
    </style:style>
    <style:style style:name="gr20" style:family="graphic" style:parent-style-name="AuthZ">
      <style:graphic-properties draw:textarea-horizontal-align="justify" draw:textarea-vertical-align="middle" draw:auto-grow-height="false" fo:min-height="0.896cm" fo:min-width="4.583cm"/>
    </style:style>
    <style:style style:name="gr21" style:family="graphic" style:parent-style-name="AuthZ">
      <style:graphic-properties draw:textarea-horizontal-align="justify" draw:textarea-vertical-align="middle" draw:auto-grow-height="false" fo:min-height="1.146cm" fo:min-width="5.083cm"/>
    </style:style>
    <style:style style:name="gr22" style:family="graphic" style:parent-style-name="standard">
      <style:graphic-properties draw:fill="solid" draw:fill-color="#000000" draw:textarea-horizontal-align="justify" draw:textarea-vertical-align="middle" draw:auto-grow-height="false" fo:min-height="0.199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size-asian="18pt" style:font-weight-asian="bold" style:font-size-complex="18pt" style:font-weight-complex="bold"/>
    </style:style>
    <style:style style:name="P5" style:family="paragraph">
      <loext:graphic-properties draw:fill="solid" draw:fill-color="#729fcf" draw:opacity="0%"/>
      <style:paragraph-properties fo:text-align="center"/>
    </style:style>
    <style:style style:name="P6" style:family="paragraph">
      <style:paragraph-properties fo:text-align="center"/>
      <style:text-properties style:font-weight-asian="bold" style:font-weight-complex="bold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weight="bold" style:font-weight-asian="bold" style:font-weight-complex="bold"/>
    </style:style>
    <style:style style:name="P9" style:family="paragraph">
      <loext:graphic-properties draw:fill="solid"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fo:font-size="18pt" fo:font-weight="bold" style:letter-kerning="true" style:font-name-asian="Droid Sans Fallback" style:font-size-asian="18pt" style:font-weight-asian="bold" style:font-name-complex="Free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098cm" svg:y1="2.553cm" svg:x2="14.098cm" svg:y2="9.284cm">
          <text:p/>
        </draw:line>
        <draw:frame draw:style-name="gr2" draw:text-style-name="P2" draw:layer="layout" svg:width="8.321cm" svg:height="0.962cm" svg:x="0.307cm" svg:y="3.924cm">
          <draw:text-box>
            <text:p><text:span text:style-name="T1">SecurityFilterChain</text:span></text:p>
          </draw:text-box>
        </draw:frame>
        <draw:custom-shape draw:style-name="gr3" draw:text-style-name="P4" draw:layer="layout" svg:width="6.985cm" svg:height="1.585cm" svg:x="1.267cm" svg:y="7.156cm">
          <text:p text:style-name="P3"><text:span text:style-name="T2">FilterSecurity</text:span><text:span text:style-name="T2"><text:line-break/></text:span><text:span text:style-name="T2">Intercep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line" svg:x1="4.742cm" svg:y1="6.056cm" svg:x2="4.742cm" svg:y2="7.199cm" svg:d="M4742 6056v1143" svg:viewBox="0 0 1 1144">
          <text:p/>
        </draw:connector>
        <draw:custom-shape draw:style-name="gr5" draw:text-style-name="P5" draw:layer="layout" svg:width="8.1cm" svg:height="6.187cm" svg:x="0.642cm" svg:y="4.85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2cm" svg:y="5.1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2cm" svg:y="5.6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2cm" svg:y="9.8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2.088cm" svg:height="0.372cm" svg:x="3.692cm" svg:y="10.418cm">
          <text:p/>
          <draw:enhanced-geometry svg:viewBox="0 0 21600 21600" draw:type="rectangle" draw:enhanced-path="M 0 0 L 21600 0 21600 21600 0 21600 0 0 Z N"/>
        </draw:custom-shape>
        <draw:connector draw:style-name="gr4" draw:text-style-name="P1" draw:layer="layout" draw:type="line" svg:x1="4.742cm" svg:y1="8.757cm" svg:x2="4.742cm" svg:y2="9.9cm" svg:d="M4742 8757v1143" svg:viewBox="0 0 1 1144">
          <text:p/>
        </draw:connector>
        <draw:custom-shape draw:style-name="gr7" draw:text-style-name="P6" draw:layer="layout" svg:width="7.747cm" svg:height="1.27cm" svg:x="10.231cm" svg:y="9.367cm">
          <text:p text:style-name="P3"><text:span text:style-name="T1">AccessDecisionMana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4.318cm" svg:height="0.962cm" svg:x="9.715cm" svg:y="11.427cm">
          <draw:text-box>
            <text:p><text:span text:style-name="T1">Authorized?</text:span></text:p>
          </draw:text-box>
        </draw:frame>
        <draw:custom-shape draw:style-name="gr8" draw:text-style-name="P1" draw:layer="layout" svg:width="1.143cm" svg:height="1.143cm" svg:x="13.454cm" svg:y="13.11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" draw:text-style-name="P1" draw:layer="layout" svg:x1="14.081cm" svg:y1="10.652cm" svg:x2="14.015cm" svg:y2="13.127cm">
          <text:p/>
        </draw:line>
        <draw:custom-shape draw:style-name="gr9" draw:text-style-name="P5" draw:layer="layout" svg:width="8.1cm" svg:height="2.278cm" svg:x="1.942cm" svg:y="15.92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7.112cm" svg:height="2.278cm" svg:x="10.358cm" svg:y="15.927cm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3.49cm" svg:y1="13.648cm" svg:x2="6.04cm" svg:y2="13.656cm">
          <text:p/>
        </draw:line>
        <draw:line draw:style-name="gr1" draw:text-style-name="P1" draw:layer="layout" svg:x1="6.014cm" svg:y1="13.647cm" svg:x2="6.015cm" svg:y2="16.027cm">
          <text:p/>
        </draw:line>
        <draw:line draw:style-name="gr1" draw:text-style-name="P1" draw:layer="layout" svg:x1="14.025cm" svg:y1="14.282cm" svg:x2="14.025cm" svg:y2="16.06cm">
          <text:p/>
        </draw:line>
        <draw:frame draw:style-name="gr12" draw:text-style-name="P2" draw:layer="layout" svg:width="2.619cm" svg:height="0.962cm" svg:x="2.89cm" svg:y="14.309cm">
          <draw:text-box>
            <text:p><text:span text:style-name="T1">Denied</text:span></text:p>
          </draw:text-box>
        </draw:frame>
        <draw:frame draw:style-name="gr13" draw:text-style-name="P2" draw:layer="layout" svg:width="3.072cm" svg:height="0.962cm" svg:x="10.57cm" svg:y="14.312cm">
          <draw:text-box>
            <text:p><text:span text:style-name="T1">Success</text:span></text:p>
          </draw:text-box>
        </draw:frame>
        <draw:custom-shape draw:style-name="gr14" draw:text-style-name="P6" draw:layer="layout" svg:width="7.62cm" svg:height="1.27cm" svg:x="2.19cm" svg:y="16.367cm">
          <text:p text:style-name="P3"><text:span text:style-name="T1">AccessDeniedExcep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8" draw:layer="layout" svg:width="6.937cm" svg:height="1.673cm" svg:x="10.56cm" svg:y="16.278cm">
          <draw:text-box>
            <text:p text:style-name="P7"><text:span text:style-name="T1">Continue Processing</text:span><text:span text:style-name="T1"><text:line-break/></text:span><text:span text:style-name="T1">Request Normally</text:span></text:p>
          </draw:text-box>
        </draw:frame>
        <draw:line draw:style-name="gr11" draw:text-style-name="P1" draw:layer="layout" svg:x1="8.764cm" svg:y1="8.158cm" svg:x2="9.272cm" svg:y2="8.158cm">
          <text:p/>
        </draw:line>
        <draw:line draw:style-name="gr11" draw:text-style-name="P1" draw:layer="layout" svg:x1="9.272cm" svg:y1="8.158cm" svg:x2="9.272cm" svg:y2="2.553cm">
          <text:p/>
        </draw:line>
        <draw:line draw:style-name="gr11" draw:text-style-name="P1" draw:layer="layout" svg:x1="9.272cm" svg:y1="2.553cm" svg:x2="14.12cm" svg:y2="2.553cm">
          <text:p/>
        </draw:line>
        <draw:custom-shape draw:style-name="gr16" draw:text-style-name="P6" draw:layer="layout" svg:width="7.391cm" svg:height="1.27cm" svg:x="18.468cm" svg:y="3.023cm">
          <text:p text:style-name="P3"><text:span text:style-name="T1">SecurityContextHolder</text:span></text:p>
          <draw:enhanced-geometry svg:viewBox="0 0 21600 21600" draw:type="rectangle" draw:enhanced-path="M 0 0 L 21600 0 21600 21600 0 21600 0 0 Z N"/>
        </draw:custom-shape>
        <draw:line draw:style-name="gr17" draw:text-style-name="P3" draw:layer="layout" svg:x1="16.687cm" svg:y1="3.658cm" svg:x2="18.443cm" svg:y2="3.658cm">
          <text:p/>
        </draw:line>
        <draw:custom-shape draw:style-name="gr18" draw:text-style-name="P6" draw:layer="layout" svg:width="7.544cm" svg:height="1.27cm" svg:x="18.469cm" svg:y="6.423cm">
          <text:p text:style-name="P3"><text:span text:style-name="T1">SecurityMetadataSource</text:span></text:p>
          <draw:enhanced-geometry svg:viewBox="0 0 21600 21600" draw:type="rectangle" draw:enhanced-path="M 0 0 L 21600 0 21600 21600 0 21600 0 0 Z N"/>
        </draw:custom-shape>
        <draw:custom-shape draw:style-name="gr19" draw:text-style-name="P3" draw:layer="layout" svg:width="5.207cm" svg:height="1.27cm" svg:x="11.431cm" svg:y="3.023cm">
          <text:p text:style-name="P3"><text:span text:style-name="T1">Authent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3" draw:layer="layout" svg:width="5.207cm" svg:height="1.27cm" svg:x="11.431cm" svg:y="4.724cm">
          <text:p text:style-name="P3"><text:span text:style-name="T1">FilterInvo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" draw:layer="layout" svg:width="5.207cm" svg:height="1.27cm" svg:x="11.431cm" svg:y="6.425cm">
          <text:p text:style-name="P3"><text:span text:style-name="T1">ConfigAttribut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3" draw:layer="layout" svg:x1="16.688cm" svg:y1="6.958cm" svg:x2="18.444cm" svg:y2="6.958cm">
          <text:p/>
        </draw:line>
        <draw:custom-shape draw:style-name="gr22" draw:text-style-name="P9" draw:layer="layout" svg:width="0.635cm" svg:height="0.635cm" svg:x="17.4cm" svg:y="2.923cm">
          <text:p text:style-name="P3">1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635cm" svg:height="0.635cm" svg:x="17.4cm" svg:y="4.723cm">
          <text:p text:style-name="P3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635cm" svg:height="0.635cm" svg:x="17.4cm" svg:y="6.223cm">
          <text:p text:style-name="P3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635cm" svg:height="0.635cm" svg:x="13.8cm" svg:y="7.923cm">
          <text:p text:style-name="P3">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635cm" svg:height="0.635cm" svg:x="13.7cm" svg:y="14.523cm">
          <text:p text:style-name="P3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9" draw:layer="layout" svg:width="0.635cm" svg:height="0.635cm" svg:x="5.7cm" svg:y="14.523cm">
          <text:p text:style-name="P3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hatch draw:name="Black_20_45_20_Degrees_20_Wide" draw:display-name="Black 45 Degrees Wide" draw:style="single" draw:color="#000000" draw:distance="0.508cm" draw:rotation="450"/>
    <draw:hatch draw:name="Hatching_20_1" draw:display-name="Hatching 1" draw:style="single" draw:color="#f5793a" draw:distance="0.508cm" draw:rotation="450"/>
    <draw:hatch draw:name="Hatching_20_2" draw:display-name="Hatching 2" draw:style="single" draw:color="#85c0f9" draw:distance="0.508cm" draw:rotation="450"/>
    <draw:hatch draw:name="Hatching_20_3" draw:display-name="Hatching 3" draw:style="single" draw:color="#0f2080" draw:distance="0.508cm" draw:rotation="450"/>
    <draw:hatch draw:name="Hatching_20_4" draw:display-name="Hatching 4" draw:style="single" draw:color="#a95aa1" draw:distance="0.508cm" draw:rotation="450"/>
    <draw:hatch draw:name="Hatching_20_6" draw:display-name="Hatching 6" draw:style="single" draw:color="#ebe7e8" draw:distance="0.508cm" draw:rotation="450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pring_20_Security" style:display-name="Spring Security" style:family="graphic">
      <style:text-properties fo:font-size="18pt" fo:font-weight="bold"/>
    </style:style>
    <style:style style:name="Primary" style:family="graphic" style:parent-style-name="Spring_20_Security">
      <style:graphic-properties draw:shadow="visible" draw:shadow-offset-x="-0.203cm" draw:shadow-offset-y="0.203cm" draw:shadow-color="#808080" draw:shadow-opacity="50%"/>
    </style:style>
    <style:style style:name="Web_20_API" style:display-name="Web API" style:family="graphic" style:parent-style-name="Primary">
      <style:graphic-properties svg:stroke-color="#eb613d" draw:fill="solid" draw:fill-color="#f5793a"/>
    </style:style>
    <style:style style:name="AuthN" style:family="graphic" style:parent-style-name="Primary">
      <style:graphic-properties svg:stroke-color="#0f2080" draw:fill="solid" draw:fill-color="#85c0f9"/>
    </style:style>
    <style:style style:name="AuthZ" style:family="graphic" style:parent-style-name="Primary">
      <style:graphic-properties svg:stroke-color="#85c0f9" draw:fill="solid" draw:fill-color="#0f2080"/>
    </style:style>
    <style:style style:name="Secondary" style:family="graphic" style:parent-style-name="Spring_20_Security">
      <style:graphic-properties svg:stroke-color="#3465a4" draw:fill="hatch" draw:fill-color="#ffffff" draw:fill-hatch-name="Black_20_45_20_Degrees_20_Wide" draw:fill-hatch-solid="true"/>
      <style:text-properties fo:background-color="#ffffff"/>
    </style:style>
    <style:style style:name="Web_20_API_20_2" style:display-name="Web API 2" style:family="graphic" style:parent-style-name="Secondary">
      <style:graphic-properties svg:stroke-color="#eb613d" draw:fill="hatch" draw:fill-color="#ffffff" draw:fill-hatch-name="Hatching_20_1" draw:fill-hatch-solid="true"/>
    </style:style>
    <style:style style:name="AuthN_20_2" style:display-name="AuthN 2" style:family="graphic" style:parent-style-name="Secondary">
      <style:graphic-properties svg:stroke-color="#0f2080" draw:fill="hatch" draw:fill-color="#ffffff" draw:fill-hatch-name="Hatching_20_2" draw:fill-hatch-solid="true"/>
    </style:style>
    <style:style style:name="AuthZ_20_2" style:display-name="AuthZ 2" style:family="graphic" style:parent-style-name="Secondary">
      <style:graphic-properties svg:stroke-color="#85c0f9" draw:fill="hatch" draw:fill-color="#ffffff" draw:fill-hatch-name="Hatching_20_3" draw:fill-hatch-solid="false"/>
    </style:style>
    <style:style style:name="Misc" style:family="graphic" style:parent-style-name="Primary">
      <style:graphic-properties svg:stroke-color="#0f2080" draw:fill="solid" draw:fill-color="#a95aa1"/>
    </style:style>
    <style:style style:name="Misc_20_B" style:display-name="Misc B" style:family="graphic" style:parent-style-name="Primary">
      <style:graphic-properties svg:stroke-color="#0f2080" draw:fill="solid" draw:fill-color="#bdb8ad" draw:shadow-opacity="30%"/>
      <style:paragraph-properties>
        <style:tab-stops/>
      </style:paragraph-properties>
    </style:style>
    <style:style style:name="Misc_20_C" style:display-name="Misc C" style:family="graphic" style:parent-style-name="Primary">
      <style:graphic-properties svg:stroke-color="#0f2080" draw:fill="solid" draw:fill-color="#ebe7e8"/>
    </style:style>
    <style:style style:name="Misc_20_A2" style:display-name="Misc A2" style:family="graphic" style:parent-style-name="Secondary">
      <style:graphic-properties svg:stroke-color="#0f2080" draw:fill="hatch" draw:fill-color="#ffffff" draw:fill-hatch-name="Hatching_20_4" draw:fill-hatch-solid="true"/>
    </style:style>
    <style:style style:name="Misc_20_B2" style:display-name="Misc B2" style:family="graphic" style:parent-style-name="Secondary">
      <style:graphic-properties svg:stroke-color="#0f2080" draw:fill="hatch" draw:fill-color="#ffffff" draw:fill-hatch-name="Hatching_20_6" draw:fill-hatch-solid="false"/>
    </style:style>
    <style:style style:name="Misc_20_C2" style:display-name="Misc C2" style:family="graphic" style:parent-style-name="Secondary">
      <style:graphic-properties svg:stroke-color="#9d988d" draw:fill="hatch" draw:fill-color="#ffffff" draw:fill-hatch-name="Hatching_20_6" draw:fill-hatch-solid="true"/>
    </style:style>
    <style:style style:name="dashed-box" style:family="graphic" style:parent-style-name="Spring_20_Security">
      <style:graphic-properties svg:stroke-width="0.051cm" svg:stroke-color="#000000" draw:marker-start-width="0.279cm" draw:marker-end-width="0.279cm"/>
    </style:style>
    <style:style style:name="arrow-right" style:family="graphic" style:parent-style-name="Spring_20_Security">
      <style:graphic-properties svg:stroke-color="#000000" draw:marker-end="Arrow"/>
    </style:style>
    <style:style style:name="arrow-left" style:family="graphic" style:parent-style-name="Spring_20_Security">
      <style:graphic-properties svg:stroke-color="#000000" draw:marker-start="Arrow"/>
    </style:style>
    <style:style style:name="arrow-double" style:family="graphic" style:parent-style-name="Spring_20_Security">
      <style:graphic-properties svg:stroke-color="#000000" draw:marker-start="Arrow" draw:marker-end="Arrow"/>
    </style:style>
    <style:style style:name="Web_20_API_20__28_small_29_" style:display-name="Web API (small)" style:family="graphic" style:parent-style-name="Web_20_API">
      <style:graphic-properties draw:shadow="hidden"/>
    </style:style>
  </office:styles>
  <office:automatic-styles>
    <style:page-layout style:name="PM0">
      <style:page-layout-properties fo:margin-top="1cm" fo:margin-bottom="1cm" fo:margin-left="1cm" fo:margin-right="1cm" fo:page-width="38.456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7T13:18:54.779646181</meta:creation-date>
    <meta:editing-duration>PT5M22S</meta:editing-duration>
    <meta:editing-cycles>2</meta:editing-cycles>
    <meta:generator>LibreOffice/6.0.7.3$Linux_X86_64 LibreOffice_project/00m0$Build-3</meta:generator>
    <dc:date>2020-02-27T13:24:17.388757230</dc:date>
    <meta:document-statistic meta:object-count="39"/>
    <meta:template xlink:type="simple" xlink:actuate="onRequest" xlink:title="palette" xlink:href="../../../../../../../../../../../../Templates/Spring/palette.otg" meta:date="2020-02-27T13:18:54.545437478"/>
  </office:meta>
</office:document-meta>
</file>